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c4be" officeooo:paragraph-rsid="0001c4be"/>
    </style:style>
    <style:style style:name="P2" style:family="paragraph" style:parent-style-name="Standard">
      <style:text-properties officeooo:rsid="0001c4be" officeooo:paragraph-rsid="00043dc1"/>
    </style:style>
    <style:style style:name="P3" style:family="paragraph" style:parent-style-name="Standard">
      <style:text-properties style:text-underline-style="solid" style:text-underline-width="auto" style:text-underline-color="font-color" fo:font-weight="bold" officeooo:rsid="0001c4be" officeooo:paragraph-rsid="0001c4be"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43dc1" officeooo:paragraph-rsid="00043dc1"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5a328" officeooo:paragraph-rsid="0005a328"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70eff" officeooo:paragraph-rsid="00070eff"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8665f" officeooo:paragraph-rsid="0008665f" style:font-weight-asian="bold" style:font-weight-complex="bold"/>
    </style:style>
    <style:style style:name="P8" style:family="paragraph" style:parent-style-name="Standard">
      <style:text-properties officeooo:rsid="00043dc1" officeooo:paragraph-rsid="00043dc1"/>
    </style:style>
    <style:style style:name="P9" style:family="paragraph" style:parent-style-name="Standard">
      <style:text-properties style:text-underline-style="none" fo:font-weight="normal" officeooo:rsid="00070eff" officeooo:paragraph-rsid="00070eff" style:font-weight-asian="normal" style:font-weight-complex="normal"/>
    </style:style>
    <style:style style:name="P10" style:family="paragraph" style:parent-style-name="Standard">
      <style:text-properties style:text-underline-style="none" fo:font-weight="normal" officeooo:rsid="00043dc1" officeooo:paragraph-rsid="00043dc1" style:font-weight-asian="normal" style:font-weight-complex="normal"/>
    </style:style>
    <style:style style:name="P11" style:family="paragraph" style:parent-style-name="Standard">
      <style:text-properties style:text-underline-style="none" fo:font-weight="normal" officeooo:rsid="0001c4be" officeooo:paragraph-rsid="0001c4be" style:font-weight-asian="normal" style:font-weight-complex="normal"/>
    </style:style>
    <style:style style:name="P12" style:family="paragraph" style:parent-style-name="Standard">
      <style:text-properties style:text-underline-style="none" fo:font-weight="normal" officeooo:rsid="0001c4be" officeooo:paragraph-rsid="0013163f" style:font-weight-asian="normal" style:font-weight-complex="normal"/>
    </style:style>
    <style:style style:name="P13" style:family="paragraph" style:parent-style-name="Standard">
      <style:text-properties style:text-underline-style="none" fo:font-weight="normal" officeooo:rsid="0001c4be" officeooo:paragraph-rsid="001513a7" style:font-weight-asian="normal" style:font-weight-complex="normal"/>
    </style:style>
    <style:style style:name="P14" style:family="paragraph" style:parent-style-name="Standard">
      <style:text-properties style:text-underline-style="none" fo:font-weight="normal" officeooo:rsid="000250be" officeooo:paragraph-rsid="0001c4be" style:font-weight-asian="normal" style:font-weight-complex="normal"/>
    </style:style>
    <style:style style:name="P15" style:family="paragraph" style:parent-style-name="Standard">
      <style:text-properties style:text-underline-style="none" fo:font-weight="normal" officeooo:rsid="0008665f" officeooo:paragraph-rsid="0005a328" style:font-weight-asian="normal" style:font-weight-complex="normal"/>
    </style:style>
    <style:style style:name="P16" style:family="paragraph" style:parent-style-name="Standard">
      <style:text-properties style:text-underline-style="solid" style:text-underline-width="auto" style:text-underline-color="font-color" fo:font-weight="bold" officeooo:rsid="0001c4be" officeooo:paragraph-rsid="0001c4be"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1c4be" officeooo:paragraph-rsid="001513a7"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43dc1" officeooo:paragraph-rsid="00043dc1" style:font-weight-asian="bold" style:font-weight-complex="bold"/>
    </style:style>
    <style:style style:name="P19" style:family="paragraph" style:parent-style-name="Standard">
      <style:text-properties fo:font-size="20pt" style:text-underline-style="solid" style:text-underline-width="auto" style:text-underline-color="font-color" fo:font-weight="bold" officeooo:rsid="00043dc1" officeooo:paragraph-rsid="00043dc1" style:font-size-asian="20pt" style:font-weight-asian="bold" style:font-size-complex="20pt" style:font-weight-complex="bold"/>
    </style:style>
    <style:style style:name="P20" style:family="paragraph" style:parent-style-name="Standard">
      <style:text-properties fo:font-size="20pt" officeooo:paragraph-rsid="0001c4be" style:font-size-asian="20pt" style:font-size-complex="20pt"/>
    </style:style>
    <style:style style:name="P21" style:family="paragraph" style:parent-style-name="Text_20_body" style:list-style-name="L1"/>
    <style:style style:name="P22" style:family="paragraph" style:parent-style-name="Text_20_body" style:list-style-name="L1">
      <style:paragraph-properties fo:margin-top="0cm" fo:margin-bottom="0cm" style:contextual-spacing="false"/>
    </style:style>
    <style:style style:name="P23" style:family="paragraph" style:parent-style-name="Text_20_body" style:list-style-name="L2"/>
    <style:style style:name="P24" style:family="paragraph" style:parent-style-name="Text_20_body" style:list-style-name="L2">
      <style:paragraph-properties fo:margin-top="0cm" fo:margin-bottom="0cm" style:contextual-spacing="false"/>
    </style:style>
    <style:style style:name="P25" style:family="paragraph" style:parent-style-name="Text_20_body" style:list-style-name="L3"/>
    <style:style style:name="P26" style:family="paragraph" style:parent-style-name="Text_20_body" style:list-style-name="L3">
      <style:paragraph-properties fo:margin-top="0cm" fo:margin-bottom="0cm" style:contextual-spacing="false"/>
    </style:style>
    <style:style style:name="P27" style:family="paragraph" style:parent-style-name="Text_20_body">
      <style:text-properties style:text-underline-style="solid" style:text-underline-width="auto" style:text-underline-color="font-color" fo:font-weight="bold" officeooo:rsid="0001c4be" officeooo:paragraph-rsid="0001c4be" style:font-weight-asian="bold" style:font-weight-complex="bold"/>
    </style:style>
    <style:style style:name="P28" style:family="paragraph" style:parent-style-name="Text_20_body">
      <style:text-properties style:text-underline-style="solid" style:text-underline-width="auto" style:text-underline-color="font-color" fo:font-weight="bold" officeooo:rsid="0001c4be" officeooo:paragraph-rsid="001513a7" style:font-weight-asian="bold" style:font-weight-complex="bold"/>
    </style:style>
    <style:style style:name="P29" style:family="paragraph" style:parent-style-name="Text_20_body">
      <style:text-properties style:text-underline-style="solid" style:text-underline-width="auto" style:text-underline-color="font-color" fo:font-weight="bold" officeooo:rsid="00043dc1" officeooo:paragraph-rsid="00043dc1" style:font-weight-asian="bold" style:font-weight-complex="bold"/>
    </style:style>
    <style:style style:name="P30" style:family="paragraph" style:parent-style-name="Text_20_body">
      <style:text-properties style:text-underline-style="solid" style:text-underline-width="auto" style:text-underline-color="font-color" fo:font-weight="bold" officeooo:rsid="00043dc1" officeooo:paragraph-rsid="00192313" style:font-weight-asian="bold" style:font-weight-complex="bold"/>
    </style:style>
    <style:style style:name="P31" style:family="paragraph" style:parent-style-name="Text_20_body">
      <style:text-properties style:text-underline-style="solid" style:text-underline-width="auto" style:text-underline-color="font-color" fo:font-weight="bold" officeooo:rsid="00043dc1" officeooo:paragraph-rsid="00193fcb" style:font-weight-asian="bold" style:font-weight-complex="bold"/>
    </style:style>
    <style:style style:name="P32" style:family="paragraph" style:parent-style-name="Text_20_body">
      <style:text-properties style:text-underline-style="solid" style:text-underline-width="auto" style:text-underline-color="font-color" fo:font-weight="bold" officeooo:rsid="00043dc1" officeooo:paragraph-rsid="001d76d4" style:font-weight-asian="bold" style:font-weight-complex="bold"/>
    </style:style>
    <style:style style:name="P33" style:family="paragraph" style:parent-style-name="Text_20_body">
      <style:text-properties style:text-underline-style="none" fo:font-weight="normal" officeooo:rsid="00043dc1" officeooo:paragraph-rsid="00192313" style:font-weight-asian="normal" style:font-weight-complex="normal"/>
    </style:style>
    <style:style style:name="P34" style:family="paragraph" style:parent-style-name="Text_20_body">
      <style:text-properties style:text-underline-style="none" fo:font-weight="normal" officeooo:rsid="00043dc1" officeooo:paragraph-rsid="0018afcc" style:font-weight-asian="normal" style:font-weight-complex="normal"/>
    </style:style>
    <style:style style:name="P35" style:family="paragraph" style:parent-style-name="Text_20_body">
      <style:text-properties style:text-underline-style="none" fo:font-weight="normal" officeooo:rsid="00043dc1" officeooo:paragraph-rsid="00193fcb" style:font-weight-asian="normal" style:font-weight-complex="normal"/>
    </style:style>
    <style:style style:name="P36" style:family="paragraph" style:parent-style-name="Text_20_body" style:list-style-name="L4">
      <style:paragraph-properties fo:margin-top="0cm" fo:margin-bottom="0cm" style:contextual-spacing="false"/>
    </style:style>
    <style:style style:name="P37" style:family="paragraph" style:parent-style-name="Text_20_body" style:list-style-name="L4">
      <style:paragraph-properties fo:margin-top="0cm" fo:margin-bottom="0cm" style:contextual-spacing="false"/>
      <style:text-properties officeooo:paragraph-rsid="001513a7"/>
    </style:style>
    <style:style style:name="P38" style:family="paragraph" style:parent-style-name="Text_20_body" style:list-style-name="L4">
      <style:text-properties officeooo:paragraph-rsid="001513a7"/>
    </style:style>
    <style:style style:name="P39" style:family="paragraph" style:parent-style-name="Text_20_body" style:list-style-name="L5"/>
    <style:style style:name="P40" style:family="paragraph" style:parent-style-name="Text_20_body" style:list-style-name="L5">
      <style:paragraph-properties fo:margin-top="0cm" fo:margin-bottom="0cm" style:contextual-spacing="false"/>
    </style:style>
    <style:style style:name="P41" style:family="paragraph" style:parent-style-name="Text_20_body" style:list-style-name="L6"/>
    <style:style style:name="P42" style:family="paragraph" style:parent-style-name="Text_20_body" style:list-style-name="L6">
      <style:paragraph-properties fo:margin-top="0cm" fo:margin-bottom="0cm" style:contextual-spacing="false"/>
    </style:style>
    <style:style style:name="P43" style:family="paragraph" style:parent-style-name="Text_20_body" style:list-style-name="L7"/>
    <style:style style:name="P44" style:family="paragraph" style:parent-style-name="Text_20_body" style:list-style-name="L7">
      <style:paragraph-properties fo:margin-top="0cm" fo:margin-bottom="0cm" style:contextual-spacing="false"/>
    </style:style>
    <style:style style:name="P45" style:family="paragraph" style:parent-style-name="Text_20_body" style:list-style-name="L8"/>
    <style:style style:name="P46" style:family="paragraph" style:parent-style-name="Text_20_body" style:list-style-name="L8">
      <style:paragraph-properties fo:margin-top="0cm" fo:margin-bottom="0cm" style:contextual-spacing="false"/>
    </style:style>
    <style:style style:name="P47" style:family="paragraph" style:parent-style-name="Text_20_body" style:list-style-name="L10"/>
    <style:style style:name="P48" style:family="paragraph" style:parent-style-name="Text_20_body" style:list-style-name="L10">
      <style:paragraph-properties fo:margin-top="0cm" fo:margin-bottom="0cm" style:contextual-spacing="false"/>
    </style:style>
    <style:style style:name="P49" style:family="paragraph" style:parent-style-name="Text_20_body" style:list-style-name="L11"/>
    <style:style style:name="P50" style:family="paragraph" style:parent-style-name="Text_20_body" style:list-style-name="L11">
      <style:paragraph-properties fo:margin-top="0cm" fo:margin-bottom="0cm" style:contextual-spacing="fals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250be" style:font-weight-asian="normal" style:font-weight-complex="normal"/>
    </style:style>
    <style:style style:name="T3" style:family="text">
      <style:text-properties style:text-underline-style="none" fo:font-weight="normal" officeooo:rsid="00070eff" style:font-weight-asian="normal" style:font-weight-complex="normal"/>
    </style:style>
    <style:style style:name="T4" style:family="text">
      <style:text-properties style:text-underline-style="none" fo:font-weight="normal" officeooo:rsid="0008665f" style:font-weight-asian="normal" style:font-weight-complex="normal"/>
    </style:style>
    <style:style style:name="T5" style:family="text">
      <style:text-properties style:text-underline-style="none" fo:font-weight="normal" officeooo:rsid="000e1acf" style:font-weight-asian="normal" style:font-weight-complex="normal"/>
    </style:style>
    <style:style style:name="T6" style:family="text">
      <style:text-properties officeooo:rsid="0005a328"/>
    </style:style>
    <style:style style:name="T7" style:family="text">
      <style:text-properties officeooo:rsid="0008665f"/>
    </style:style>
    <style:style style:name="T8" style:family="text">
      <style:text-properties officeooo:rsid="000a10fd"/>
    </style:style>
    <style:style style:name="T9" style:family="text">
      <style:text-properties style:text-underline-style="solid" style:text-underline-width="auto" style:text-underline-color="font-color" fo:font-weight="bold" officeooo:rsid="0001c4be" style:font-weight-asian="bold" style:font-weight-complex="bold"/>
    </style:style>
    <style:style style:name="T10" style:family="text">
      <style:text-properties officeooo:rsid="001513a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 – Insectopolis, La cité des insectes</text:p>
      <text:p text:style-name="P1"/>
      <text:p text:style-name="P8">meta : </text:p>
      <text:p text:style-name="P8"/>
      <text:p text:style-name="P8">Retrouver toutes les informations sur notre zoo d’insecte, les visites, les horaire, nos tarifs. Ainsi que toutes l’actualité sur nos amis les petites bêtes, faite le plein de connaissance en consultant notre référencements détaillé, découvrez notre insectarium, et profiter de nos services mis à vo<text:span text:style-name="T6">t</text:span>re dispositions sur site et en prestation extérieurs.</text:p>
      <text:p text:style-name="P2"/>
      <text:p text:style-name="P20"><text:span text:style-name="T9">ZOO</text:span></text:p>
      <text:p text:style-name="P3"><text:span text:style-name="T2"/></text:p>
      <text:p text:style-name="P27"><text:span text:style-name="T2">Titres H2:</text:span></text:p>
      <text:p text:style-name="P12"><text:tab/>- Tour d’horizon et visite</text:p>
      <text:p text:style-name="P12"><text:span text:style-name="T2"><text:tab/>-Quoi de neuf cher les insectoïde ? </text:span></text:p>
      <text:list xml:id="list4277159418" text:style-name="L1">
        <text:list-item>
          <text:p text:style-name="P22">"Découvrez les insectes rares au zoo d'insectes"</text:p>
        </text:list-item>
        <text:list-item>
          <text:p text:style-name="P22">"Actualité insectoïde : suivez les dernières nouvelles"</text:p>
        </text:list-item>
        <text:list-item>
          <text:p text:style-name="P22">"Horaires flexibles pour votre visite au zoo d'insectes"</text:p>
        </text:list-item>
        <text:list-item>
          <text:p text:style-name="P22">"Billets et tarifs pour le zoo d'insectes"</text:p>
        </text:list-item>
        <text:list-item>
          <text:p text:style-name="P22">"Offrez un souvenir unique à la boutique cadeau"</text:p>
        </text:list-item>
        <text:list-item>
          <text:p text:style-name="P22">"Abonnez-vous à notre newsletter pour être informé"</text:p>
        </text:list-item>
        <text:list-item>
          <text:p text:style-name="P22">"Profitez de notre cafétariat bio"</text:p>
        </text:list-item>
        <text:list-item>
          <text:p text:style-name="P21">"Apprenez à cuisiner avec nos ateliers culinaires"</text:p>
        </text:list-item>
      </text:list>
      <text:p text:style-name="Text_20_body">Titres H3:</text:p>
      <text:p text:style-name="P12"><text:tab/>- Atelier culinaire, mille et une pattes dans ton assiette.</text:p>
      <text:list text:style-name="L2">
        <text:list-item>
          <text:p text:style-name="P24">"Visitez notre zoo d'insectes pour une expérience inoubliable"</text:p>
        </text:list-item>
        <text:list-item>
          <text:p text:style-name="P24">"Restez informé avec notre actualité insectoïde"</text:p>
        </text:list-item>
        <text:list-item>
          <text:p text:style-name="P24">"Planifiez votre visite en fonction de nos horaires flexibles"</text:p>
        </text:list-item>
        <text:list-item>
          <text:p text:style-name="P24">"Obtenez votre billet en ligne pour le zoo d'insectes"</text:p>
        </text:list-item>
        <text:list-item>
          <text:p text:style-name="P24">"Choisissez parmi nos tarifs adaptés à tous les budgets"</text:p>
        </text:list-item>
        <text:list-item>
          <text:p text:style-name="P24">"Emportez un souvenir du zoo d'insectes à la boutique cadeau"</text:p>
        </text:list-item>
        <text:list-item>
          <text:p text:style-name="P24">"Recevez les dernières nouvelles avec notre newsletter"</text:p>
        </text:list-item>
        <text:list-item>
          <text:p text:style-name="P24">"Dégustez des repas sains au cafétariat bio du zoo d'insectes"</text:p>
        </text:list-item>
        <text:list-item>
          <text:p text:style-name="P23">"Devenez un expert en cuisine avec nos ateliers culinaires"</text:p>
        </text:list-item>
      </text:list>
      <text:p text:style-name="P13">H4 :</text:p>
      <text:p text:style-name="P13"/>
      <text:p text:style-name="P17"><text:span text:style-name="T1">- </text:span><text:span text:style-name="T5">Ne regardez plus les mouches voler, </text:span><text:span text:style-name="T1">abonn</text:span><text:span text:style-name="T5">ez vous </text:span><text:span text:style-name="T1">à la Newletter.</text:span></text:p>
      <text:p text:style-name="P17"><text:span text:style-name="T1">-</text:span><text:span text:style-name="T2">Ticket d’entrée et tarifs</text:span></text:p>
      <text:p text:style-name="P28"><text:span text:style-name="T2">"Découvrez les insectes les plus rares au monde"</text:span></text:p>
      <text:list xml:id="list59241284" text:style-name="L4">
        <text:list-item>
          <text:p text:style-name="P37">"Suivez les dernières nouvelles de notre actualité insectoïde"</text:p>
        </text:list-item>
        <text:list-item>
          <text:p text:style-name="P37">"Visitez le zoo d'insectes à l'heure qui vous convient"</text:p>
        </text:list-item>
        <text:list-item>
          <text:p text:style-name="P37">"Achetez vos billets en ligne pour économiser du temps"</text:p>
        </text:list-item>
        <text:list-item>
          <text:p text:style-name="P37">"Choisissez parmi nos tarifs adaptés à tous les budgets"</text:p>
        </text:list-item>
        <text:list-item>
          <text:p text:style-name="P37">"Emportez un souvenir du zoo d'insectes à la boutique cadeau"</text:p>
        </text:list-item>
        <text:list-item>
          <text:p text:style-name="P37">"Recevez les dernières nouvelles sur les insectes avec notre newsletter"</text:p>
        </text:list-item>
        <text:list-item>
          <text:p text:style-name="P37">"Dégustez des repas sains et bio au cafétariat du zoo d'insectes"</text:p>
        </text:list-item>
        <text:list-item>
          <text:p text:style-name="P38"><text:soft-page-break/>"Apprenez à cuisiner avec les insectes dans nos ateliers culinaires"</text:p>
        </text:list-item>
      </text:list>
      <text:p text:style-name="Text_20_body">Liens :</text:p>
      <text:list text:style-name="L3">
        <text:list-item>
          <text:p text:style-name="P26">"Visitez le zoo d'insectes"</text:p>
        </text:list-item>
        <text:list-item>
          <text:p text:style-name="P26">"Lire l'actualité insectoïde"</text:p>
        </text:list-item>
        <text:list-item>
          <text:p text:style-name="P26">"Consultez nos horaires flexibles"</text:p>
        </text:list-item>
        <text:list-item>
          <text:p text:style-name="P26">"Achetez vos billets en ligne"</text:p>
        </text:list-item>
        <text:list-item>
          <text:p text:style-name="P26">"Voir nos tarifs"</text:p>
        </text:list-item>
        <text:list-item>
          <text:p text:style-name="P26">"Explorer la boutique cadeau"</text:p>
        </text:list-item>
        <text:list-item>
          <text:p text:style-name="P26">"S'abonner à notre newsletter"</text:p>
        </text:list-item>
        <text:list-item>
          <text:p text:style-name="P26">"Découvrir le cafétéria bio"</text:p>
        </text:list-item>
        <text:list-item>
          <text:p text:style-name="P25">"Inscrivez-vous à un atelier culinaire"</text:p>
        </text:list-item>
      </text:list>
      <text:p text:style-name="P3"><text:span text:style-name="T2"/></text:p>
      <text:p text:style-name="P14"/>
      <text:p text:style-name="P19">NOS INSECTES</text:p>
      <text:p text:style-name="P4"/>
      <text:p text:style-name="P29"><text:span text:style-name="T10">v</text:span>oici les titres H2, H3 et les liens générés à partir de la liste 2 :</text:p>
      <text:p text:style-name="Text_20_body">H2:</text:p>
      <text:list text:style-name="L6">
        <text:list-item>
          <text:p text:style-name="P42">"Classification des insectes : découvrez les différentes espèces"</text:p>
        </text:list-item>
        <text:list-item>
          <text:p text:style-name="P41">"Les insectes les plus rares du monde"</text:p>
        </text:list-item>
      </text:list>
      <text:p text:style-name="Text_20_body">H3:</text:p>
      <text:list text:style-name="L7">
        <text:list-item>
          <text:p text:style-name="P44">"Papillons rares : le Kosciuszko Hairstreak"</text:p>
        </text:list-item>
        <text:list-item>
          <text:p text:style-name="P44">"Coléoptères rares : le Harpalus rufipes"</text:p>
        </text:list-item>
        <text:list-item>
          <text:p text:style-name="P44">"Les abeilles rares, un joyau de la biodiversité"</text:p>
        </text:list-item>
        <text:list-item>
          <text:p text:style-name="P44">"Les fourmis rares, des travailleuses infatigables"</text:p>
        </text:list-item>
        <text:list-item>
          <text:p text:style-name="P44">"Les scarabées rares, des insectes fascinants"</text:p>
        </text:list-item>
        <text:list-item>
          <text:p text:style-name="P44">"Les chenilles rares, les futures superstars des airs"</text:p>
        </text:list-item>
        <text:list-item>
          <text:p text:style-name="P44">"Les mites rares, des créatures discrètes mais essentielles"</text:p>
        </text:list-item>
        <text:list-item>
          <text:p text:style-name="P44">"Les grillons rares, les chanteurs de la nuit"</text:p>
        </text:list-item>
        <text:list-item>
          <text:p text:style-name="P44">"Les cicadelles rares, les musiciens de l'été"</text:p>
        </text:list-item>
        <text:list-item>
          <text:p text:style-name="P44">"Les araignées rares, des chasseuses redoutables"</text:p>
        </text:list-item>
        <text:list-item>
          <text:p text:style-name="P43">"Les mantodes rares, des prédateurs déterminés"</text:p>
        </text:list-item>
      </text:list>
      <text:p text:style-name="Text_20_body">H4:</text:p>
      <text:list text:style-name="L8">
        <text:list-item>
          <text:p text:style-name="P46">"Découvrez les différences entre les antennas des insectes"</text:p>
        </text:list-item>
        <text:list-item>
          <text:p text:style-name="P46">"Les pattes des insectes, des outils polyvalents"</text:p>
        </text:list-item>
        <text:list-item>
          <text:p text:style-name="P46">"Les ailes des insectes, des instruments de vol"</text:p>
        </text:list-item>
        <text:list-item>
          <text:p text:style-name="P46">"Le corps des insectes, une merveille d'ingénierie"</text:p>
        </text:list-item>
        <text:list-item>
          <text:p text:style-name="P46">"Insectes : une richesse insoupçonnée pour la biodiversité"</text:p>
        </text:list-item>
        <text:list-item>
          <text:p text:style-name="P45">"Les espèces d'insectes, une diversité à explorer"</text:p>
        </text:list-item>
      </text:list>
      <text:p text:style-name="P4"/>
      <text:p text:style-name="P4"/>
      <text:p text:style-name="P29">Liens :</text:p>
      <text:list text:style-name="L5">
        <text:list-item>
          <text:p text:style-name="P40"><text:soft-page-break/>"Visitez notre section sur la classification des insectes" (reliant la H2 "Classification des insectes : découvrez les différentes espèces")</text:p>
        </text:list-item>
        <text:list-item>
          <text:p text:style-name="P40">"Découvrez notre sélection des papillons rares les plus fascinants" (reliant la H3 "Papillons rares : le Kosciuszko Hairstreak")</text:p>
        </text:list-item>
        <text:list-item>
          <text:p text:style-name="P40">"Découvrez notre sélection des coléoptères rares les plus étonnants" (reliant la H3 "Coléoptères rares : le Harpalus rufipes")</text:p>
        </text:list-item>
        <text:list-item>
          <text:p text:style-name="P40">"En savoir plus sur les abeilles rares et leur importance pour l'environnement" (reliant la H3 "Les abeilles rares, un joyau de la biodiversité")</text:p>
        </text:list-item>
        <text:list-item>
          <text:p text:style-name="P40">"En savoir plus sur les fourmis rares et leur impact sur l'écosystème" (reliant la H3 "Les fourmis rares, des travailleuses infatigables")</text:p>
        </text:list-item>
        <text:list-item>
          <text:p text:style-name="P40">"En savoir plus sur les scarabées rares et leur rôle dans la nature" (reliant la H3 "Les scarabées rares, des insectes fascinants")</text:p>
        </text:list-item>
        <text:list-item>
          <text:p text:style-name="P40">"En savoir plus sur les chenilles rares et leur métamorphose fascinante" (reliant la H3 "Les chenilles rares, les futures superstars des airs")</text:p>
        </text:list-item>
        <text:list-item>
          <text:p text:style-name="P40">"En savoir plus sur les mites rares et leur contribution à l'écosystème" (reliant la H3 "Les mites rares, des créatures discrètes mais essentielles")</text:p>
        </text:list-item>
        <text:list-item>
          <text:p text:style-name="P40">"En savoir plus sur les grillons rares et leur chant hypnotique" (reliant la H3 "Les grillons rares, les chanteurs de la nuit")</text:p>
        </text:list-item>
        <text:list-item>
          <text:p text:style-name="P40">"En savoir plus sur les cicadelles rares et leur chant musical" (reliant la H3 "Les cicadelles rares, les musiciens de l'été")</text:p>
        </text:list-item>
        <text:list-item>
          <text:p text:style-name="P39">"En savoir plus sur les araignées rares et leur capacité à chasser" (reliant la H3 "Les araignées rares, des chasseuses redoutables")</text:p>
        </text:list-item>
      </text:list>
      <text:p text:style-name="P4"/>
      <text:p text:style-name="P4"/>
      <text:p text:style-name="P19">Partenaires</text:p>
      <text:p text:style-name="P4"/>
      <text:p text:style-name="P31">Titres H2, H3, H4 : </text:p>
      <text:p text:style-name="P31">H2: </text:p>
      <text:p text:style-name="P35">"Partenariats pour la protection des insectes"</text:p>
      <text:p text:style-name="P30"><text:s/>H3: </text:p>
      <text:p text:style-name="P33">"L'Opie - Office pour insectes et environnement, un allié de taille" </text:p>
      <text:p text:style-name="P34">"Rejoignez la lutte contre la rebellion&amp;extinction" </text:p>
      <text:p text:style-name="P30">H4:</text:p>
      <text:p text:style-name="P33"><text:s/>"Protégeons ensemble les insectes grâce à l'Opie" </text:p>
      <text:p text:style-name="P33">"Agissons ensemble pour la protection des insectes menacés"</text:p>
      <text:p text:style-name="Text_20_body">Liens :</text:p>
      <text:list text:style-name="L10">
        <text:list-item>
          <text:p text:style-name="P48">"En savoir plus sur notre partenariat avec l'Opie" (reliant la H3 "L'Opie - Office pour insectes et environnement, un allié de taille")</text:p>
        </text:list-item>
        <text:list-item>
          <text:p text:style-name="P47">"Rejoignez la lutte contre la rebellion&amp;extinction" (reliant la H3 "Rejoignez la lutte contre la rebellion&amp;extinction")</text:p>
        </text:list-item>
      </text:list>
      <text:p text:style-name="P4"><text:soft-page-break/></text:p>
      <text:p text:style-name="P4"/>
      <text:p text:style-name="P4"/>
      <text:p text:style-name="P4">Pole recherche</text:p>
      <text:p text:style-name="P4"/>
      <text:p text:style-name="P32">Titres H2, H3, H4 : </text:p>
      <text:p text:style-name="P32">H2: "Pôle Recherche de l'Insectarium" </text:p>
      <text:p text:style-name="P32">H3: "Découvrez les secrets de l'entomologie" </text:p>
      <text:p text:style-name="P32">H3: "L'élevage et l'expérimentation, clés de la compréhension des insectes" </text:p>
      <text:p text:style-name="P32">H4: "Comprendre la génétique et l'évolution des insectes" </text:p>
      <text:p text:style-name="P32">H3: "Quel impact sanitaire, environnemental et humain pour les insectes ?" </text:p>
      <text:p text:style-name="P32">H4: "L'histoire naturelle des insectes à l'honneur" </text:p>
      <text:p text:style-name="P32">H4: "Les caractéristiques, l'écologie et la reproduction des insectes" </text:p>
      <text:p text:style-name="P32">H4: "La métamorphose, un des plus grands mystères des insectes"</text:p>
      <text:p text:style-name="Text_20_body">Liens :</text:p>
      <text:list text:style-name="L11">
        <text:list-item>
          <text:p text:style-name="P50">"En savoir plus sur notre pôle de recherche en entomologie" (reliant la H3 "Découvrez les secrets de l'entomologie")</text:p>
        </text:list-item>
        <text:list-item>
          <text:p text:style-name="P50">"Apprenez-en plus sur l'élevage et l'expérimentation des insectes" (reliant la H3 "L'élevage et l'expérimentation, clés de la compréhension des insectes")</text:p>
        </text:list-item>
        <text:list-item>
          <text:p text:style-name="P50">"Comprendre l'impact des insectes sur notre santé et notre environnement" (reliant la H3 "Quel impact sanitaire, environnemental et humain pour les insectes ?")</text:p>
        </text:list-item>
        <text:list-item>
          <text:p text:style-name="P50">"En découvrir plus sur les caractéristiques, l'écologie et la reproduction des insectes" (reliant la H4 "Les caractéristiques, l'écologie et la reproduction des insectes")</text:p>
        </text:list-item>
        <text:list-item>
          <text:p text:style-name="P49">"En savoir plus sur la métamorphose des insectes" (reliant la H4 "La métamorphose, un des plus grands mystères des insectes")</text:p>
        </text:list-item>
      </text:list>
      <text:p text:style-name="P4"/>
      <text:p text:style-name="P4"/>
      <text:p text:style-name="P4"/>
      <text:p text:style-name="P7">H2 : </text:p>
      <text:p text:style-name="P10">- <text:s/><text:span text:style-name="T6">l’effet papillon </text:span><text:span text:style-name="T7">de l’entomologie</text:span></text:p>
      <text:p text:style-name="P10">- <text:span text:style-name="T8">une genèse de métamorphoses pour une génétique d’évolution</text:span></text:p>
      <text:p text:style-name="P4"/>
      <text:p text:style-name="P4">Contact et Prestation</text:p>
      <text:p text:style-name="P4"/>
      <text:p text:style-name="P5">H2 :</text:p>
      <text:p text:style-name="P9">- On quitte la chrysalide pour vous rendre visite !</text:p>
      <text:p text:style-name="P9">- On a pas l’oeuil du tigre, mais celui de l’araignée est encore mieux !</text:p>
      <text:p text:style-name="P5"/>
      <text:p text:style-name="P6">H3 :</text:p>
      <text:p text:style-name="P5"><text:span text:style-name="T1">- Gérons nos phobie, la petite bête ne mange pas la grosse.</text:span><text:span text:style-name="T3">(centre psy)</text:span></text:p>
      <text:p text:style-name="P5"><text:span text:style-name="T1">- </text:span><text:span text:style-name="T3">les insecte migre, et nous aussi !</text:span></text:p>
      <text:p text:style-name="P5"><text:span text:style-name="T3">- </text:span><text:span text:style-name="T4">C’est quoi cette espèce? On vous aide à le déterminer !</text:span></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7T11:17:48.579000000</meta:creation-date>
    <dc:date>2023-01-30T11:53:05.740000000</dc:date>
    <meta:editing-duration>PT1H9M8S</meta:editing-duration>
    <meta:editing-cycles>18</meta:editing-cycles>
    <meta:generator>LibreOffice/7.4.2.3$Windows_X86_64 LibreOffice_project/382eef1f22670f7f4118c8c2dd222ec7ad009daf</meta:generator>
    <meta:document-statistic meta:table-count="0" meta:image-count="0" meta:object-count="0" meta:page-count="4" meta:paragraph-count="124" meta:word-count="1165" meta:character-count="7206" meta:non-whitespace-character-count="6212"/>
  </office:meta>
</office:document-meta>
</file>